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4c7dc" draw:opacity="50%" draw:textarea-horizontal-align="justify" draw:textarea-vertical-align="top" draw:auto-grow-height="false" fo:min-height="5.63cm" fo:min-width="4.44cm" draw:shadow-opacity="50%"/>
      <style:paragraph-properties style:writing-mode="lr-tb"/>
    </style:style>
    <style:style style:name="gr2" style:family="graphic" style:parent-style-name="standard">
      <style:graphic-properties draw:fill="solid" draw:fill-color="#fff5ce" draw:opacity="50%" draw:textarea-horizontal-align="justify" draw:textarea-vertical-align="top" draw:auto-grow-height="false" fo:min-height="1.909cm" fo:min-width="4.834cm" draw:shadow-opacity="50%"/>
      <style:paragraph-properties style:writing-mode="lr-tb"/>
    </style:style>
    <style:style style:name="gr3" style:family="graphic" style:parent-style-name="standard">
      <style:graphic-properties draw:fill-color="#afd095" draw:textarea-horizontal-align="justify" draw:textarea-vertical-align="top" draw:auto-grow-height="false" fo:min-height="6.481cm" fo:min-width="27.2cm"/>
      <style:paragraph-properties style:writing-mode="lr-tb"/>
    </style:style>
    <style:style style:name="gr4" style:family="graphic" style:parent-style-name="standard">
      <style:graphic-properties draw:fill="solid" draw:fill-color="#b4c7dc" draw:opacity="50%" draw:textarea-horizontal-align="justify" draw:textarea-vertical-align="top" draw:auto-grow-height="false" fo:min-height="1.868cm" fo:min-width="4.323cm" draw:shadow-opacity="50%"/>
      <style:paragraph-properties style:writing-mode="lr-tb"/>
    </style:style>
    <style:style style:name="gr5" style:family="graphic" style:parent-style-name="standard">
      <style:graphic-properties draw:fill="solid" draw:fill-color="#fff5ce" draw:opacity="50%" draw:textarea-horizontal-align="justify" draw:textarea-vertical-align="top" draw:auto-grow-height="false" fo:min-height="17.48cm" fo:min-width="5.85cm" draw:shadow-opacity="50%"/>
      <style:paragraph-properties style:writing-mode="lr-tb"/>
    </style:style>
    <style:style style:name="gr6" style:family="graphic" style:parent-style-name="standard">
      <style:graphic-properties draw:fill="solid" draw:fill-color="#b4c7dc" draw:textarea-horizontal-align="justify" draw:textarea-vertical-align="top" draw:auto-grow-height="false" fo:min-height="9.352cm" fo:min-width="4.65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top" draw:auto-grow-height="false" fo:min-height="5.465cm" fo:min-width="4.70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79cm" fo:min-width="3.5cm"/>
      <style:paragraph-properties style:writing-mode="lr-tb"/>
    </style:style>
    <style:style style:name="gr9" style:family="graphic" style:parent-style-name="standard">
      <style:graphic-properties draw:fill="solid" draw:fill-color="#b4c7dc" draw:opacity="50%" draw:textarea-horizontal-align="justify" draw:textarea-vertical-align="top" draw:auto-grow-height="false" fo:min-height="3.278cm" fo:min-width="4.323cm" draw:shadow-opacity="50%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377cm" fo:min-width="2.36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468cm" fo:min-width="3.051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045cm" fo:min-width="4.204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162cm" fo:min-width="2.441cm"/>
      <style:paragraph-properties style:writing-mode="lr-tb"/>
    </style:style>
    <style:style style:name="gr15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1.279cm" fo:min-width="2.675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279cm" fo:min-width="3.617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809cm" fo:min-width="4.087cm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solid" draw:textarea-vertical-align="top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solid" draw:textarea-vertical-align="botto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669cm" fo:min-width="3.565cm"/>
      <style:paragraph-properties style:writing-mode="lr-tb"/>
    </style:style>
    <style:style style:name="gr23" style:family="graphic" style:parent-style-name="standard">
      <style:graphic-properties draw:fill="solid" draw:fill-color="#3465a4" draw:textarea-horizontal-align="justify" draw:textarea-vertical-align="top" draw:auto-grow-height="false" fo:min-height="4.322cm" fo:min-width="3.691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132cm" fo:min-width="1.278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456cm" fo:min-width="2.675cm"/>
      <style:paragraph-properties style:writing-mode="lr-tb"/>
    </style:style>
    <style:style style:name="gr26" style:family="graphic" style:parent-style-name="objectwithoutfill">
      <style:graphic-properties svg:stroke-color="#afd095" draw:marker-end="Arrow" draw:marker-end-width="0.3cm" draw:fill="solid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solid" draw:fill-color="#b4c7dc" draw:opacity="50%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 draw:fill-color="#fff5ce" draw:opacity="5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afd095"/>
      <style:paragraph-properties fo:text-align="center"/>
    </style:style>
    <style:style style:name="P6" style:family="paragraph">
      <loext:graphic-properties draw:fill="solid" draw:fill-color="#b4c7dc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solid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solid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solid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>
      <loext:graphic-properties draw:fill="solid" draw:fill-color="#3465a4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4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5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font-size="12pt" fo:font-style="italic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34cm" svg:height="6.35cm" svg:x="15.986cm" svg:y="10.906cm">
          <draw:glue-point draw:id="8" svg:x="-4.998cm" svg:y="-2.33cm"/>
          <draw:glue-point draw:id="9" svg:x="-4.998cm" svg:y="2.335cm"/>
          <text:p text:style-name="P1"><text:span text:style-name="T1">sy</text:span><text:span text:style-name="T1">st</text:span><text:span text:style-name="T1">e</text:span><text:span text:style-name="T1">m</text:span><text:span text:style-name="T1">d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5.334cm" svg:height="2.159cm" svg:x="15.986cm" svg:y="13.7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7.7cm" svg:height="6.731cm" svg:x="1cm" svg:y="1cm">
          <text:p text:style-name="P4">GUI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07cm" svg:height="2.286cm" svg:x="15.986cm" svg:y="8.239cm">
          <draw:glue-point draw:id="8" svg:x="-4.998cm" svg:y="-2.33cm"/>
          <draw:glue-point draw:id="9" svg:x="-4.998cm" svg:y="2.335cm"/>
          <text:p text:style-name="P1"><text:span text:style-name="T1">System DBUS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3" draw:layer="layout" svg:width="6.35cm" svg:height="17.73cm" svg:x="2.27cm" svg:y="2.27cm">
          <text:p text:style-name="P4">Lights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5.715cm" svg:height="10.16cm" svg:x="2.524cm" svg:y="8.239cm">
          <text:p text:style-name="P1"><text:span text:style-name="T1">lightson-ng.servi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6" draw:id="id6" draw:layer="layout" svg:width="5.207cm" svg:height="5.715cm" svg:x="2.778cm" svg:y="9.89cm">
          <draw:glue-point draw:id="8" svg:x="5.001cm" svg:y="-3.693cm"/>
          <draw:glue-point draw:id="9" svg:x="5.001cm" svg:y="-2.389cm"/>
          <draw:glue-point draw:id="10" svg:x="5.001cm" svg:y="-1.085cm"/>
          <draw:glue-point draw:id="11" svg:x="5.001cm" svg:y="1.088cm"/>
          <draw:glue-point draw:id="12" svg:x="5.001cm" svg:y="2.393cm"/>
          <draw:glue-point draw:id="13" svg:x="5.001cm" svg:y="3.697cm"/>
          <draw:glue-point draw:id="14" svg:x="3.537cm" svg:y="-4.999cm"/>
          <draw:glue-point draw:id="15" svg:x="4.025cm" svg:y="5cm"/>
          <draw:glue-point draw:id="16" svg:x="3.049cm" svg:y="5cm"/>
          <draw:glue-point draw:id="17" svg:x="2.074cm" svg:y="5cm"/>
          <draw:glue-point draw:id="18" svg:x="-1.584cm" svg:y="5cm"/>
          <draw:glue-point draw:id="19" svg:x="2.318cm" svg:y="-4.999cm"/>
          <draw:glue-point draw:id="20" svg:x="1.098cm" svg:y="-4.999cm"/>
          <text:p text:style-name="P1"><text:span text:style-name="T1">lightson-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" xml:id="id1" draw:id="id1" draw:layer="layout" svg:width="4.318cm" svg:height="1.651cm" svg:x="16.367cm" svg:y="1.381cm">
          <draw:glue-point draw:id="8" svg:x="-5cm" svg:y="-1.92cm"/>
          <text:p text:style-name="P4">Active user</text:p>
          <text:p text:style-name="P4">X session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2" xml:id="id2" draw:id="id2" draw:layer="layout" svg:width="5.207cm" svg:height="3.81cm" svg:x="15.986cm" svg:y="3.667cm">
          <draw:glue-point draw:id="8" svg:x="-4.998cm" svg:y="-2.33cm"/>
          <draw:glue-point draw:id="9" svg:x="-4.998cm" svg:y="2.335cm"/>
          <text:p text:style-name="P1"><text:span text:style-name="T1">Session DBUS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4" xml:id="id5" draw:id="id5" draw:layer="layout" svg:width="3.175cm" svg:height="0.889cm" svg:x="17.129cm" svg:y="16.24cm">
          <text:p text:style-name="P4">Suspend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11" draw:text-style-name="P4" xml:id="id3" draw:id="id3" draw:layer="layout" svg:width="3.937cm" svg:height="1.016cm" svg:x="16.748cm" svg:y="12.176cm">
          <text:p text:style-name="P4">Sleep.target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12" draw:text-style-name="P4" xml:id="id4" draw:id="id4" draw:layer="layout" svg:width="5.08cm" svg:height="1.397cm" svg:x="16.113cm" svg:y="14.081cm">
          <draw:glue-point draw:id="8" svg:x="-4cm" svg:y="5.003cm"/>
          <text:p text:style-name="P4">lightson-ng-check</text:p>
          <text:p text:style-name="P4">service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7" draw:layer="layout" draw:type="line" svg:x1="18.526cm" svg:y1="3.032cm" svg:x2="18.59cm" svg:y2="3.667cm" draw:start-shape="id1" draw:start-glue-point="6" draw:end-shape="id2" draw:end-glue-point="4" svg:d="M18526 3032l64 635" svg:viewBox="0 0 65 636">
          <text:p/>
        </draw:connector>
        <draw:connector draw:style-name="gr13" draw:text-style-name="P7" draw:layer="layout" draw:type="line" svg:x1="18.717cm" svg:y1="13.192cm" svg:x2="18.653cm" svg:y2="14.081cm" draw:start-shape="id3" draw:start-glue-point="6" draw:end-shape="id4" draw:end-glue-point="4" svg:d="M18717 13192l-64 889" svg:viewBox="0 0 65 890">
          <text:p/>
        </draw:connector>
        <draw:connector draw:style-name="gr13" draw:text-style-name="P7" draw:layer="layout" draw:type="line" svg:x1="18.653cm" svg:y1="15.478cm" svg:x2="18.717cm" svg:y2="16.24cm" draw:start-shape="id4" draw:start-glue-point="6" draw:end-shape="id5" draw:end-glue-point="4" svg:d="M18653 15478l64 762" svg:viewBox="0 0 65 763">
          <text:p/>
        </draw:connector>
        <draw:custom-shape draw:style-name="gr14" draw:text-style-name="P1" xml:id="id7" draw:id="id7" draw:layer="layout" svg:width="3.175cm" svg:height="1.524cm" svg:x="2.905cm" svg:y="16.621cm">
          <text:p text:style-name="P1"><text:span text:style-name="T1">li</text:span><text:span text:style-name="T1">g</text:span><text:span text:style-name="T1">ht</text:span><text:span text:style-name="T1">s</text:span><text:span text:style-name="T1">o</text:span><text:span text:style-name="T1">n-</text:span><text:span text:style-name="T1">st</text:span><text:span text:style-name="T1">at</text:span></text:p>
          <text:p text:style-name="P1"><text:span text:style-name="T1">(s</text:span><text:span text:style-name="T1">ys</text:span><text:span text:style-name="T1">te</text:span><text:span text:style-name="T1">m </text:span><text:span text:style-name="T1">d</text:span><text:span text:style-name="T1">b</text:span><text:span text:style-name="T1">u</text:span><text:span text:style-name="T1">s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5" draw:text-style-name="P7" draw:layer="layout" draw:type="line" svg:x1="4.557cm" svg:y1="15.604cm" svg:x2="4.493cm" svg:y2="16.621cm" draw:start-shape="id6" draw:start-glue-point="18" draw:end-shape="id7" draw:end-glue-point="4" svg:d="M4557 15604l-64 1017" svg:viewBox="0 0 65 1018">
          <text:p/>
        </draw:connector>
        <draw:custom-shape draw:style-name="gr16" draw:text-style-name="P1" xml:id="id8" draw:id="id8" draw:layer="layout" svg:width="3.429cm" svg:height="1.651cm" svg:x="2.651cm" svg:y="5.064cm">
          <text:p text:style-name="P1"><text:span text:style-name="T1">lightson-ng-</text:span></text:p>
          <text:p text:style-name="P1"><text:span text:style-name="T1">indicat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7" draw:text-style-name="P8" draw:layer="layout" draw:type="curve" svg:x1="7.985cm" svg:y1="14.114cm" svg:x2="16.113cm" svg:y2="14.78cm" draw:start-shape="id6" draw:start-glue-point="12" draw:end-shape="id4" draw:end-glue-point="5" svg:d="M7985 14114c6096 0 2032 666 8128 666" svg:viewBox="0 0 8129 667">
          <text:p text:style-name="P4"><text:span text:style-name="T1">Create service</text:span></text:p>
        </draw:connector>
        <draw:connector draw:style-name="gr13" draw:text-style-name="P7" draw:layer="layout" draw:type="curve" draw:line-skew="-1.088cm" svg:x1="2.905cm" svg:y1="17.383cm" svg:x2="2.651cm" svg:y2="5.89cm" draw:start-shape="id7" draw:start-glue-point="5" draw:end-shape="id8" draw:end-glue-point="5" svg:d="M2905 17383c-2766 0-2639-11493-254-11493" svg:viewBox="0 0 2060 11494">
          <text:p/>
        </draw:connector>
        <draw:custom-shape draw:style-name="gr18" draw:text-style-name="P4" xml:id="id10" draw:id="id10" draw:layer="layout" svg:width="4.445cm" svg:height="1.651cm" svg:x="22.336cm" svg:y="6.588cm">
          <text:p text:style-name="P4">Lingered gdm</text:p>
          <text:p text:style-name="P4">user X session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4" xml:id="id13" draw:id="id13" draw:layer="layout" svg:width="4.953cm" svg:height="1.143cm" svg:x="16.113cm" svg:y="4.683cm">
          <draw:glue-point draw:id="8" svg:x="-3.716cm" svg:y="-4.995cm"/>
          <text:p text:style-name="P4">gnome.setting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4" xml:id="id12" draw:id="id12" draw:layer="layout" svg:width="4.953cm" svg:height="1.143cm" svg:x="16.113cm" svg:y="6.08cm">
          <text:p text:style-name="P4">Mutt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4" xml:id="id9" draw:id="id9" draw:layer="layout" svg:width="4.953cm" svg:height="1.143cm" svg:x="16.113cm" svg:y="9.128cm">
          <draw:glue-point draw:id="8" svg:x="-3.716cm" svg:y="5.004cm"/>
          <draw:glue-point draw:id="9" svg:x="3.975cm" svg:y="-4.995cm"/>
          <text:p text:style-name="P4">logind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11" draw:id="id11" draw:layer="layout" svg:width="5.207cm" svg:height="2.286cm" svg:x="21.955cm" svg:y="9.001cm">
          <draw:glue-point draw:id="8" svg:x="-4.998cm" svg:y="-2.33cm"/>
          <draw:glue-point draw:id="9" svg:x="-4.998cm" svg:y="2.335cm"/>
          <text:p text:style-name="P1"><text:span text:style-name="T1">Session DBUS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4" xml:id="id14" draw:id="id14" draw:layer="layout" svg:width="4.953cm" svg:height="1.143cm" svg:x="22.082cm" svg:y="9.763cm">
          <text:p text:style-name="P4">gnome.setting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7" draw:layer="layout" draw:type="curve" svg:x1="18.59cm" svg:y1="10.271cm" svg:x2="18.717cm" svg:y2="12.176cm" draw:start-shape="id9" draw:start-glue-point="6" draw:end-shape="id3" draw:end-glue-point="4" svg:d="M18590 10271c0 1429 127 477 127 1905" svg:viewBox="0 0 128 1906">
          <text:p/>
        </draw:connector>
        <draw:connector draw:style-name="gr13" draw:text-style-name="P7" draw:layer="layout" draw:type="line" svg:x1="24.559cm" svg:y1="8.239cm" svg:x2="24.559cm" svg:y2="9.001cm" draw:start-shape="id10" draw:start-glue-point="6" draw:end-shape="id11" draw:end-glue-point="4" svg:d="M24559 8239v762" svg:viewBox="0 0 1 763">
          <text:p/>
        </draw:connector>
        <draw:connector draw:style-name="gr17" draw:text-style-name="P9" draw:layer="layout" draw:type="curve" svg:x1="16.113cm" svg:y1="6.652cm" svg:x2="7.985cm" svg:y2="12.127cm" draw:start-shape="id12" draw:start-glue-point="5" draw:end-shape="id6" draw:end-glue-point="10" svg:d="M16113 6652c-6096 0-2032 5475-8128 5475" svg:viewBox="0 0 8129 5476">
          <text:p text:style-name="P4"><text:span text:style-name="T2">idle-time</text:span></text:p>
        </draw:connector>
        <draw:connector draw:style-name="gr20" draw:text-style-name="P9" draw:layer="layout" draw:type="curve" draw:line-skew="-1.651cm" svg:x1="16.113cm" svg:y1="5.255cm" svg:x2="7.985cm" svg:y2="10.637cm" draw:start-shape="id13" draw:start-glue-point="5" draw:end-shape="id6" draw:end-glue-point="8" svg:d="M16113 5255c-8572 0-4509 5382-8128 5382" svg:viewBox="0 0 8129 5383">
          <text:p text:style-name="P10"><text:span text:style-name="T2">id</text:span><text:span text:style-name="T2">le</text:span><text:span text:style-name="T2">-</text:span><text:span text:style-name="T2">ti</text:span><text:span text:style-name="T2">m</text:span><text:span text:style-name="T2">e</text:span><text:span text:style-name="T2">o</text:span><text:span text:style-name="T2">ut</text:span><text:span text:style-name="T2"><text:line-break/></text:span><text:span text:style-name="T2">sl</text:span><text:span text:style-name="T2">e</text:span><text:span text:style-name="T2">e</text:span><text:span text:style-name="T2">p-</text:span><text:span text:style-name="T2">ti</text:span><text:span text:style-name="T2">m</text:span><text:span text:style-name="T2">e</text:span><text:span text:style-name="T2">o</text:span><text:span text:style-name="T2">ut</text:span></text:p>
        </draw:connector>
        <draw:connector draw:style-name="gr21" draw:text-style-name="P12" draw:layer="layout" draw:type="curve" svg:x1="7.985cm" svg:y1="12.747cm" svg:x2="16.113cm" svg:y2="9.7cm" draw:start-shape="id6" draw:start-glue-point="7" draw:end-shape="id9" draw:end-glue-point="5" svg:d="M7985 12747c6096 0 2032-3047 8128-3047" svg:viewBox="0 0 8129 3048">
          <text:p text:style-name="P11"><text:span text:style-name="T3">systemd-</text:span><text:span text:style-name="T3">inhibit</text:span></text:p>
        </draw:connector>
        <draw:connector draw:style-name="gr20" draw:text-style-name="P9" draw:layer="layout" draw:type="curve" svg:x1="16.367cm" svg:y1="2.207cm" svg:x2="6.587cm" svg:y2="9.891cm" draw:start-shape="id1" draw:start-glue-point="5" draw:end-shape="id6" draw:end-glue-point="19" svg:d="M16367 2207c-6520 0-9780 2561-9780 7684" svg:viewBox="0 0 9781 7685">
          <text:p text:style-name="P4"><text:span text:style-name="T2"><text:s text:c="34"/></text:span><text:span text:style-name="T2"><text:s text:c="12"/></text:span><text:span text:style-name="T2">getGuiVairables</text:span></text:p>
        </draw:connector>
        <draw:connector draw:style-name="gr13" draw:text-style-name="P7" draw:layer="layout" draw:type="curve" svg:x1="22.336cm" svg:y1="7.414cm" svg:x2="21.066cm" svg:y2="9.7cm" draw:start-shape="id10" draw:start-glue-point="5" draw:end-shape="id9" draw:end-glue-point="7" svg:d="M22336 7414c-952 0-318 2286-1270 2286" svg:viewBox="0 0 1271 2287">
          <text:p/>
        </draw:connector>
        <draw:connector draw:style-name="gr13" draw:text-style-name="P7" draw:layer="layout" draw:type="curve" draw:line-skew="1.236cm 1.968cm" svg:x1="20.685cm" svg:y1="2.207cm" svg:x2="20.557cm" svg:y2="9.129cm" draw:start-shape="id1" draw:start-glue-point="7" draw:end-shape="id9" draw:end-glue-point="9" svg:d="M20685 2207c2607 0 2173 2921 1489 4246s-1617 1055-1617 2676" svg:viewBox="0 0 2141 6923">
          <text:p/>
        </draw:connector>
        <draw:connector draw:style-name="gr21" draw:text-style-name="P9" draw:layer="layout" draw:type="curve" draw:line-skew="2cm" svg:x1="7.476cm" svg:y1="15.604cm" svg:x2="24.559cm" svg:y2="10.906cm" draw:start-shape="id6" draw:start-glue-point="15" draw:end-shape="id14" draw:end-glue-point="6" svg:d="M7476 15604c0 3751 17083 6100 17083-4698" svg:viewBox="0 0 17084 7842">
          <text:p text:style-name="P4"><text:span text:style-name="T2">restorePMsett</text:span><text:span text:style-name="T2">ings</text:span></text:p>
        </draw:connector>
        <draw:custom-shape draw:style-name="gr22" draw:text-style-name="P1" xml:id="id15" draw:id="id15" draw:layer="layout" svg:width="4.064cm" svg:height="1.143cm" svg:x="3.921cm" svg:y="18.653cm">
          <draw:glue-point draw:id="8" svg:x="2.812cm" svg:y="-4.995cm"/>
          <draw:glue-point draw:id="9" svg:x="4.062cm" svg:y="-4.995cm"/>
          <text:p text:style-name="P4"><text:span text:style-name="T4">lightson-ng.confi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3" draw:text-style-name="P7" draw:layer="layout" draw:type="curve" svg:x1="7.095cm" svg:y1="18.654cm" svg:x2="6.46cm" svg:y2="15.604cm" draw:start-shape="id15" draw:start-glue-point="8" draw:end-shape="id6" draw:end-glue-point="17" svg:d="M7095 18654c0-2289-635-764-635-3050" svg:viewBox="0 0 636 3051">
          <text:p/>
        </draw:connector>
        <draw:connector draw:style-name="gr13" draw:text-style-name="P7" draw:layer="layout" draw:type="curve" svg:x1="7.603cm" svg:y1="18.654cm" svg:x2="16.621cm" svg:y2="15.477cm" draw:start-shape="id15" draw:start-glue-point="9" draw:end-shape="id4" draw:end-glue-point="8" svg:d="M7603 18654c0-2383 9018-795 9018-3177" svg:viewBox="0 0 9019 3178">
          <text:p/>
        </draw:connector>
        <draw:connector draw:style-name="gr21" draw:text-style-name="P8" draw:layer="layout" draw:type="curve" draw:line-skew="1.221cm 3.386cm" svg:x1="27.035cm" svg:y1="10.335cm" svg:x2="6.968cm" svg:y2="15.604cm" draw:start-shape="id14" draw:start-glue-point="7" draw:end-shape="id6" draw:end-glue-point="16" svg:d="M27035 10335c2583 0 2152 4578-3510 7353s-16557 3746-16557-2084" svg:viewBox="0 0 21585 9552">
          <text:p text:style-name="P4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/></text:span><text:span text:style-name="T1">i</text:span><text:span text:style-name="T1">d</text:span><text:span text:style-name="T1">l</text:span><text:span text:style-name="T1">e</text:span><text:span text:style-name="T1">-</text:span><text:span text:style-name="T1">t</text:span><text:span text:style-name="T1">i</text:span><text:span text:style-name="T1">m</text:span><text:span text:style-name="T1">e</text:span><text:span text:style-name="T1">o</text:span><text:span text:style-name="T1">u</text:span><text:span text:style-name="T1">t</text:span></text:p>
          <text:p text:style-name="P4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s</text:span><text:span text:style-name="T1">l</text:span><text:span text:style-name="T1">e</text:span><text:span text:style-name="T1">e</text:span><text:span text:style-name="T1">p</text:span><text:span text:style-name="T1">-</text:span><text:span text:style-name="T1">t</text:span><text:span text:style-name="T1">i</text:span><text:span text:style-name="T1">m</text:span><text:span text:style-name="T1">e</text:span><text:span text:style-name="T1">o</text:span><text:span text:style-name="T1">u</text:span><text:span text:style-name="T1">t</text:span></text:p>
        </draw:connector>
        <draw:connector draw:style-name="gr20" draw:text-style-name="P12" draw:layer="layout" draw:type="curve" svg:x1="7.222cm" svg:y1="9.891cm" svg:x2="16.749cm" svg:y2="4.684cm" draw:start-shape="id6" draw:start-glue-point="14" draw:end-shape="id13" draw:end-glue-point="8" svg:d="M7222 9891c0-8565 9527-5961 9527-5207" svg:viewBox="0 0 9528 6173">
          <text:p text:style-name="P4"><text:span text:style-name="T3">gnome-</text:span><text:span text:style-name="T3">inhibit <text:s text:c="8"/></text:span></text:p>
        </draw:connector>
        <draw:connector draw:style-name="gr20" draw:text-style-name="P9" draw:layer="layout" draw:type="curve" svg:x1="5.952cm" svg:y1="9.891cm" svg:x2="16.367cm" svg:y2="1.89cm" draw:start-shape="id6" draw:start-glue-point="20" draw:end-shape="id1" draw:end-glue-point="8" svg:d="M5952 9891c0-5334 3471-8001 10415-8001" svg:viewBox="0 0 10416 8002">
          <text:p text:style-name="P4"><text:span text:style-name="T2">delaySc</text:span><text:span text:style-name="T2">reensav</text:span><text:span text:style-name="T2">er <text:s text:c="6"/></text:span></text:p>
        </draw:connector>
        <draw:custom-shape draw:style-name="gr23" draw:text-style-name="P13" draw:layer="layout" svg:width="4.191cm" svg:height="4.572cm" svg:x="3.286cm" svg:y="10.779cm">
          <text:p text:style-name="P4"><text:span text:style-name="T2">lo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4" xml:id="id16" draw:id="id16" draw:layer="layout" svg:width="3.556cm" svg:height="0.762cm" svg:x="3.667cm" svg:y="11.414cm">
          <text:p text:style-name="P14"><text:span text:style-name="T2">che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5" draw:text-style-name="P14" xml:id="id17" draw:id="id17" draw:layer="layout" svg:width="3.429cm" svg:height="0.762cm" svg:x="3.667cm" svg:y="12.811cm">
          <text:p text:style-name="P15"><text:span text:style-name="T2">inhibi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6" draw:text-style-name="P7" draw:layer="layout" draw:type="line" svg:x1="5.445cm" svg:y1="12.176cm" svg:x2="5.382cm" svg:y2="12.811cm" draw:start-shape="id16" draw:start-glue-point="6" draw:end-shape="id17" draw:end-glue-point="4" svg:d="M5445 12176l-63 635" svg:viewBox="0 0 64 636">
          <text:p/>
        </draw:connector>
        <draw:custom-shape draw:style-name="gr25" draw:text-style-name="P14" xml:id="id18" draw:id="id18" draw:layer="layout" svg:width="3.429cm" svg:height="0.762cm" svg:x="3.667cm" svg:y="14.208cm">
          <text:p text:style-name="P15"><text:span text:style-name="T2">del</text:span><text:span text:style-name="T2">a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6" draw:text-style-name="P7" draw:layer="layout" draw:type="line" svg:x1="5.382cm" svg:y1="13.573cm" svg:x2="5.382cm" svg:y2="14.208cm" draw:start-shape="id17" draw:start-glue-point="6" draw:end-shape="id18" draw:end-glue-point="4" svg:d="M5382 13573v635" svg:viewBox="0 0 1 63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5T18:07:45.945268575</meta:creation-date>
    <dc:date>2022-01-17T01:31:45.719103718</dc:date>
    <meta:editing-duration>PT1H11M23S</meta:editing-duration>
    <meta:editing-cycles>14</meta:editing-cycles>
    <meta:generator>LibreOffice/6.4.7.2$Linux_X86_64 LibreOffice_project/40$Build-2</meta:generator>
    <meta:print-date>2022-01-16T01:31:56.799012705</meta:print-date>
    <meta:document-statistic meta:object-count="47"/>
  </office:meta>
</office:document-meta>
</file>